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569cm" fo:min-width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T1" style:family="text">
      <style:text-properties fo:color="#ff0000" fo:font-weight="bold" style:font-weight-asian="bold" style:font-weight-complex="bold"/>
    </style:style>
    <style:style style:name="T2" style:family="text">
      <style:text-properties style:use-window-font-color="true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20cm" svg:height="15.243cm" svg:x="4cm" svg:y="2.5cm">
          <draw:text-box>
            <text:p>人教版-7-下-unit-5</text:p>
            <text:p/>
            <text:p>dragon / phoenix</text:p>
            <text:p/>
            <text:p>space shuttle / shuttle bus</text:p>
            <text:p/>
            <text:p>shuttlecock / badminton</text:p>
            <text:p/>
            <text:p>look forward to <text:span text:style-name="T1">doing</text:span></text:p>
            <text:p><text:span text:style-name="T1"/></text:p>
            <text:p><text:span text:style-name="T2">underground / subway</text:span></text:p>
            <text:p><text:span text:style-name="T2"/></text:p>
            <text:p><text:span text:style-name="T2">drop off / pick up</text:span></text:p>
            <text:p><text:span text:style-name="T2"/></text:p>
            <text:p><text:span text:style-name="T2">Adam / Eva</text:span></text:p>
            <text:p><text:span text:style-name="T2"/></text:p>
            <text:p><text:span text:style-name="T2">New York (Big Apple) / London / Paris / Berlin / Rome / Los Angels </text:span></text:p>
            <text:p><text:span text:style-name="T2">San Francisco / Washington / Chicago / Toronto / Tokyo</text:span></text:p>
            <text:p><text:span text:style-name="T2">Hong Kong / Singapore</text:span></text:p>
            <text:p><text:span text:style-name="T2"/></text:p>
            <text:p><text:span text:style-name="T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48M18S</meta:editing-duration>
    <meta:editing-cycles>12</meta:editing-cycles>
    <meta:generator>OpenOffice/4.1.11$Win32 OpenOffice.org_project/4111m1$Build-9808</meta:generator>
    <dc:date>2025-07-16T22:20:20.01</dc:date>
    <meta:document-statistic meta:object-count="24"/>
  </office:meta>
</office:document-meta>
</file>